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 style:list-style-name="L1">
      <style:paragraph-properties fo:line-height="115%" fo:text-align="justify" style:justify-single-word="false"/>
      <style:text-properties fo:font-size="15pt" officeooo:rsid="00151dc3" officeooo:paragraph-rsid="00151dc3" style:font-size-asian="15pt" style:font-size-complex="15pt"/>
    </style:style>
    <style:style style:name="P2" style:family="paragraph" style:parent-style-name="Standard" style:list-style-name="L1">
      <style:paragraph-properties fo:line-height="115%" fo:text-align="start" style:justify-single-word="false"/>
      <style:text-properties fo:font-size="15pt" officeooo:rsid="001b19e5" officeooo:paragraph-rsid="001b19e5" style:font-size-asian="15pt" style:font-size-complex="15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5pt" fo:font-weight="normal" officeooo:rsid="0020faba" officeooo:paragraph-rsid="0020faba" style:font-size-asian="15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officeooo:rsid="001587f8" officeooo:paragraph-rsid="001587f8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officeooo:rsid="001651f0" officeooo:paragraph-rsid="001651f0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fo:font-weight="bold" officeooo:rsid="001651f0" officeooo:paragraph-rsid="001651f0" style:font-weight-asian="bold" style:font-weight-complex="bold"/>
    </style:style>
    <style:style style:name="P7" style:family="paragraph" style:parent-style-name="Standard" style:list-style-name="L1">
      <style:paragraph-properties fo:line-height="115%" fo:text-align="start" style:justify-single-word="false"/>
      <style:text-properties fo:font-weight="bold" officeooo:rsid="001b19e5" officeooo:paragraph-rsid="001b19e5" style:font-weight-asian="bold" style:font-weight-complex="bold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weight="bold" officeooo:rsid="001b19e5" officeooo:paragraph-rsid="00200e93" style:font-weight-asian="bold" style:font-weight-complex="bold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weight="bold" officeooo:rsid="0020faba" officeooo:paragraph-rsid="0020faba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officeooo:rsid="0017885a" officeooo:paragraph-rsid="0017885a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officeooo:rsid="001c1a6b" officeooo:paragraph-rsid="001c1a6b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officeooo:rsid="001cd030" officeooo:paragraph-rsid="001cd030"/>
    </style:style>
    <style:style style:name="P13" style:family="paragraph" style:parent-style-name="Standard" style:list-style-name="L1">
      <style:paragraph-properties fo:line-height="115%" fo:text-align="justify" style:justify-single-word="false"/>
      <style:text-properties officeooo:rsid="00195b02" officeooo:paragraph-rsid="00195b02"/>
    </style:style>
    <style:style style:name="P14" style:family="paragraph" style:parent-style-name="Standard" style:list-style-name="L1">
      <style:paragraph-properties fo:line-height="115%" fo:text-align="justify" style:justify-single-word="false"/>
      <style:text-properties officeooo:rsid="001b19e5" officeooo:paragraph-rsid="001b19e5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1b19e5" officeooo:paragraph-rsid="001b19e5"/>
    </style:style>
    <style:style style:name="P16" style:family="paragraph" style:parent-style-name="Standard" style:list-style-name="L1">
      <style:paragraph-properties fo:line-height="115%" fo:text-align="justify" style:justify-single-word="false"/>
      <style:text-properties officeooo:paragraph-rsid="001651f0"/>
    </style:style>
    <style:style style:name="P17" style:family="paragraph" style:parent-style-name="Standard" style:list-style-name="L1">
      <style:paragraph-properties fo:line-height="115%" fo:text-align="start" style:justify-single-word="false"/>
      <style:text-properties officeooo:paragraph-rsid="001b19e5"/>
    </style:style>
    <style:style style:name="P18" style:family="paragraph" style:parent-style-name="Standard">
      <style:paragraph-properties fo:line-height="115%" fo:text-align="end" style:justify-single-word="false"/>
      <style:text-properties officeooo:rsid="00151dc3" officeooo:paragraph-rsid="00151dc3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151dc3" officeooo:paragraph-rsid="00151dc3"/>
    </style:style>
    <style:style style:name="T1" style:family="text">
      <style:text-properties officeooo:rsid="001651f0"/>
    </style:style>
    <style:style style:name="T2" style:family="text">
      <style:text-properties officeooo:rsid="0017885a"/>
    </style:style>
    <style:style style:name="T3" style:family="text">
      <style:text-properties officeooo:rsid="001b19e5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51f0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Weel 1 Activity</text:p>
      <text:p text:style-name="P18">-Buddha lama sir</text:p>
      <text:list xml:id="list1430544085" text:style-name="L1">
        <text:list-item>
          <text:p text:style-name="P1">DIFINE WITH THE REASION WHY :-</text:p>
        </text:list-item>
      </text:list>
      <text:p text:style-name="P19"/>
      <text:list xml:id="list172229307982923" text:continue-numbering="true" text:style-name="L1">
        <text:list-item>
          <text:list>
            <text:list-item>
              <text:list>
                <text:list-item>
                  <text:p text:style-name="P4"><text:span text:style-name="T7">Clas</text:span><text:span text:style-name="T4">s </text:span>: Class is a user defined instruction to how the object will look like. <text:span text:style-name="T1">Class are created to give a structure toa program and even used it in different other places instead of repeating the same code.</text:span></text:p>
                </text:list-item>
                <text:list-item>
                  <text:p text:style-name="P5"><text:span text:style-name="T5">Object</text:span> : Object is a part or a memmber of a java class which have a specific behaviour and state .</text:p>
                </text:list-item>
                <text:list-item>
                  <text:p text:style-name="P5"><text:span text:style-name="T5">Method </text:span>: Method are the member of a object which reprsent the behaviour of a object’s.</text:p>
                  <text:p text:style-name="P5">Method are created to perform a certain specciific task and a method should only <text:span text:style-name="T8">perform </text:span>a single type of operation.</text:p>
                </text:list-item>
                <text:list-item>
                  <text:p text:style-name="P6">Constructor : <text:span text:style-name="T8">Constructor are the special method for the initilization of a object’s.</text:span></text:p>
                  <text:p text:style-name="P5"><text:span text:style-name="T8">In every java progra</text:span>m contructor are called manually or automatically <text:s/>when object of a class is created.</text:p>
                </text:list-item>
                <text:list-item>
                  <text:p text:style-name="P16"><text:span text:style-name="T6">Operators</text:span><text:span text:style-name="T1"> : </text:span><text:span text:style-name="T2">Operators are the symbols to perform a operation on a variable or values. Eg: ‘+’ , <text:s/>‘-’ <text:s/>, <text:s/>‘=’ , ‘==’ <text:s/>and etc.</text:span></text:p>
                </text:list-item>
                <text:list-item>
                  <text:p text:style-name="P10"><text:span text:style-name="T5">Variable</text:span> : Variable are the cointain or representing name of data’s during java program exucution. They are used to store data and represent the data in memory.</text:p>
                </text:list-item>
                <text:list-item>
                  <text:p text:style-name="P11"><text:span text:style-name="T5">Parameter</text:span> : Thry are the variable listed as a part of method.</text:p>
                  <text:p text:style-name="P11">They are used to give the required and important variable while creating method.</text:p>
                </text:list-item>
                <text:list-item>
                  <text:p text:style-name="P12"><text:span text:style-name="T5">Function</text:span> : The word Method in java represent the word Function of other programming language.</text:p>
                </text:list-item>
                <text:list-item>
                  <text:p text:style-name="P13"><text:span text:style-name="T5">Data Type</text:span> : Data type are the <text:span text:style-name="T3">value and different size for the variable.</text:span></text:p>
                  <text:p text:style-name="P14">Data type are used to give the value type and storage required to store for the variable.</text:p>
                </text:list-item>
              </text:list>
            </text:list-item>
          </text:list>
        </text:list-item>
      </text:list>
      <text:p text:style-name="P15"/>
      <text:list xml:id="list172228963604227" text:continue-numbering="true" text:style-name="L1">
        <text:list-item>
          <text:p text:style-name="P2">Data type in java :-</text:p>
          <text:p text:style-name="P17"/>
          <text:list>
            <text:list-item>
              <text:list>
                <text:list-item>
                  <text:p text:style-name="P7">boolean <text:s text:c="25"/></text:p>
                </text:list-item>
                <text:list-item>
                  <text:p text:style-name="P7">byte</text:p>
                </text:list-item>
                <text:list-item>
                  <text:p text:style-name="P7">char</text:p>
                </text:list-item>
                <text:list-item>
                  <text:p text:style-name="P7">short</text:p>
                </text:list-item>
                <text:list-item>
                  <text:p text:style-name="P8">int</text:p>
                </text:list-item>
                <text:list-item>
                  <text:p text:style-name="P8">long</text:p>
                </text:list-item>
                <text:list-item>
                  <text:p text:style-name="P8">float</text:p>
                </text:list-item>
                <text:list-item>
                  <text:p text:style-name="P8">double</text:p>
                  <text:p text:style-name="P8"/>
                </text:list-item>
              </text:list>
            </text:list-item>
          </text:list>
        </text:list-item>
        <text:list-item>
          <text:p text:style-name="P3">Way of writing Main method :-</text:p>
          <text:list>
            <text:list-item>
              <text:list>
                <text:list-header>
                  <text:p text:style-name="P9"><text:s/>public static void main( String[] args){……….}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5:39:16.164105013</meta:creation-date>
    <dc:date>2022-06-15T17:22:28.379526861</dc:date>
    <meta:editing-duration>PT35M15S</meta:editing-duration>
    <meta:editing-cycles>8</meta:editing-cycles>
    <meta:generator>LibreOffice/7.2.7.2$Linux_X86_64 LibreOffice_project/20$Build-2</meta:generator>
    <meta:document-statistic meta:table-count="0" meta:image-count="0" meta:object-count="0" meta:page-count="1" meta:paragraph-count="29" meta:word-count="312" meta:character-count="1623" meta:non-whitespace-character-count="1333"/>
  </office:meta>
</office:document-meta>
</file>